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hei Mono" svg:font-family="'Yahei Mono'" style:font-family-generic="modern" style:font-pitch="fixed"/>
    <style:font-face style:name="SimSun" svg:font-family="SimSu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ff950e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3366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993366" draw:fill="solid" draw:fill-color="#b2b2b2" draw:textarea-horizontal-align="justify" draw:textarea-vertical-align="middle" draw:auto-grow-height="false"/>
    </style:style>
    <style:style style:name="gr6" style:family="graphic" style:parent-style-name="standard">
      <style:graphic-properties svg:stroke-color="#0066cc"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Yahei Mono" style:font-name-asian="Yahei Mono"/>
    </style:style>
    <style:style style:name="P2" style:family="paragraph">
      <style:paragraph-properties fo:text-align="center"/>
      <style:text-properties style:font-name="Yahei Mono" fo:font-size="15pt" style:font-name-asian="Yahei Mono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Yahei Mono" fo:font-size="14pt" style:font-size-asian="14pt" style:font-size-complex="14pt"/>
    </style:style>
    <style:style style:name="P5" style:family="paragraph">
      <style:paragraph-properties fo:text-align="center"/>
      <style:text-properties style:font-name="Yahei Mono" fo:font-size="14pt" style:font-name-asian="Yahei Mono" style:font-size-asian="14pt" style:font-size-complex="14pt"/>
    </style:style>
    <style:style style:name="T1" style:family="text">
      <style:text-properties style:font-name="Yahei Mono" style:font-name-asian="Yahei Mono"/>
    </style:style>
    <style:style style:name="T2" style:family="text">
      <style:text-properties style:font-name="Yahei Mono" fo:font-size="15pt" style:font-name-asian="Yahei Mono" style:font-size-asian="15pt" style:font-size-complex="15pt"/>
    </style:style>
    <style:style style:name="T3" style:family="text">
      <style:text-properties style:font-name="Yahei Mono" fo:font-size="14pt" style:font-size-asian="14pt" style:font-size-complex="14pt"/>
    </style:style>
    <style:style style:name="T4" style:family="text">
      <style:text-properties style:font-name="Yahei Mono" fo:font-size="14pt" style:font-name-asian="Yahei Mono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9cm" svg:height="11.6cm" svg:x="1.2cm" svg:y="2cm">
          <text:p text:style-name="P1"><text:span text:style-name="T1">输入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编码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35cm" svg:height="1.7cm" svg:x="2cm" svg:y="3.5cm">
          <text:p text:style-name="P2"><text:span text:style-name="T2">前端</text:span><text:span text:style-name="T2">(FrontE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34cm" svg:height="1.7cm" svg:x="8.433cm" svg:y="3.5cm">
          <text:p text:style-name="P2"><text:span text:style-name="T2">中间态</text:span><text:span text:style-name="T2"><text:line-break/></text:span><text:span text:style-name="T2">(UTF-16 L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11.6cm" svg:x="14cm" svg:y="2cm">
          <text:p text:style-name="P1"><text:span text:style-name="T1">输出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编码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35cm" svg:height="1.7cm" svg:x="14.865cm" svg:y="3.5cm">
          <text:p text:style-name="P2"><text:span text:style-name="T2">后端</text:span><text:span text:style-name="T2">(BackEnd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0.2cm" svg:x="6.4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9cm" svg:height="0.2cm" svg:x="12.8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3.6cm" svg:height="0.8cm" svg:x="2.317cm" svg:y="6.7cm">
            <text:p text:style-name="P4"><text:span text:style-name="T3">UTF-16(LE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7.5cm">
            <text:p text:style-name="P4"><text:span text:style-name="T3">UTF-16(BE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8.3cm">
            <text:p text:style-name="P4"><text:span text:style-name="T3">UTF-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9.1cm">
            <text:p text:style-name="P4"><text:span text:style-name="T3">GB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9.9cm">
            <text:p text:style-name="P4"><text:span text:style-name="T3">Big5(UAO2.50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10.7cm">
            <text:p text:style-name="P4"><text:span text:style-name="T3">Shift-JI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11.5cm">
            <text:p text:style-name="P4"><text:span text:style-name="T3">EUC-K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2.317cm" svg:y="12.3cm">
            <text:p text:style-name="P4"><text:span text:style-name="T3">...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3.6cm" svg:height="0.8cm" svg:x="15.182cm" svg:y="6.7cm">
          <text:p text:style-name="P4"><text:span text:style-name="T3">UTF-16(LE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cm" svg:height="0.8cm" svg:x="15.182cm" svg:y="7.5cm">
          <text:p text:style-name="P4"><text:span text:style-name="T3">UTF-16(BE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cm" svg:height="0.8cm" svg:x="15.182cm" svg:y="8.3cm">
          <text:p text:style-name="P4"><text:span text:style-name="T3">UTF-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0.8cm" svg:x="15.182cm" svg:y="9.1cm">
          <text:p text:style-name="P4"><text:span text:style-name="T3">GB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0.8cm" svg:x="15.182cm" svg:y="9.9cm">
          <text:p text:style-name="P4"><text:span text:style-name="T3">Big5(UAO2.50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0.8cm" svg:x="15.182cm" svg:y="10.7cm">
          <text:p text:style-name="P4"><text:span text:style-name="T3">Shift-JI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0.8cm" svg:x="15.182cm" svg:y="11.5cm">
          <text:p text:style-name="P4"><text:span text:style-name="T3">EUC-K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0.8cm" svg:x="15.182cm" svg:y="12.3cm">
          <text:p text:style-name="P4"><text:span text:style-name="T3">...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3.6cm" svg:height="0.8cm" svg:x="8.75cm" svg:y="6.7cm">
            <text:p text:style-name="P5"><text:span text:style-name="T4">繁 → 简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8.75cm" svg:y="7.5cm">
            <text:p text:style-name="P5"><text:span text:style-name="T4">简 → 繁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cm" svg:height="0.8cm" svg:x="8.75cm" svg:y="8.3cm">
            <text:p text:style-name="P4"><text:span text:style-name="T3">...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draw:layer="layout" svg:width="1.628cm" svg:height="0.2cm" draw:transform="rotate (-0.843866693339258) translate (9.064cm 5.34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628cm" svg:height="0.2cm" draw:transform="rotate (-0.843866693339258) translate (11.118cm 5.298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Yahei Mono" svg:font-family="'Yahei Mono'" style:font-family-generic="modern" style:font-pitch="fixed"/>
    <style:font-face style:name="SimSun" svg:font-family="SimSu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14:39:06.824000000</meta:creation-date>
    <meta:editing-duration>P0D</meta:editing-duration>
    <meta:editing-cycles>1</meta:editing-cycles>
    <meta:document-statistic meta:object-count="30"/>
    <meta:generator>LibreOffice/4.1.3.2$Windows_x86 LibreOffice_project/70feb7d99726f064edab4605a8ab840c50ec57a</meta:generator>
  </office:meta>
</office:document-meta>
</file>